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text-properties style:font-name="sans-serif" fo:font-size="13.5pt" officeooo:rsid="0017939b" officeooo:paragraph-rsid="0017939b"/>
    </style:style>
    <style:style style:name="P3" style:family="paragraph" style:parent-style-name="Standard">
      <style:text-properties style:font-name="sans-serif" fo:font-size="13.5pt" officeooo:rsid="0017939b" officeooo:paragraph-rsid="0017b59e"/>
    </style:style>
    <style:style style:name="P4" style:family="paragraph" style:parent-style-name="Standard">
      <style:text-properties style:font-name="sans-serif" fo:font-size="13.5pt" officeooo:rsid="0017b59e" officeooo:paragraph-rsid="0017b59e"/>
    </style:style>
    <style:style style:name="P5" style:family="paragraph" style:parent-style-name="Standard">
      <style:text-properties style:font-name="sans-serif" fo:font-size="13.5pt" officeooo:rsid="0019135e" officeooo:paragraph-rsid="0019135e"/>
    </style:style>
    <style:style style:name="T1" style:family="text">
      <style:text-properties officeooo:rsid="001793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LT (Direct Linear Transformation) based ca<text:span text:style-name="T1">libration</text:span></text:p>
      <text:p text:style-name="P1"/>
      <text:p text:style-name="P2">Image used for DLT:</text:p>
      <text:p text:style-name="P2"/>
      <text:p text:style-name="P2">Implementation steps:</text:p>
      <text:p text:style-name="P2">Noted following 6 world points and correspoinding image points.</text:p>
      <text:p text:style-name="P2"/>
      <text:p text:style-name="P2">A matrix and results</text:p>
      <text:p text:style-name="P2">[[144, 0, 144, 1, 0, 0, 0, 0, -68400, 0, -68400, -475], [0, 0, 0, 0, 144, 0, 144, 1, -463968, 0, -463968, -3222], [36, 0, 36, 1, 0, 0, 0, 0, -139464, 0, -139464, -3874], [0, 0, 0, 0, 36, 0, 36, 1, -85644, 0, -85644, -2379], [36, 72, 0, 1, 0, 0, 0, 0, -146304, -292608, 0, -4064], [0, 0, 0, 0, 36, 72, 0, 1, -18324, -36648, 0, -509], [72, 72, 0, 1, 0, 0, 0, 0, -233424, -233424, 0, -3242], [0, 0, 0, 0, 72, 72, 0, 1, -34200, -34200, 0, -475], [72, 0, 108, 1, 0, 0, 0, 0, -189864, 0, -284796, -2637], [0, 0, 0, 0, 72, 0, 108, 1, -216288, 0, -324432, -3004], [0, 0, 72, 1, 0, 0, 0, 0, 0, 0, -334224, -4642], [0, 0, 0, 0, 0, 0, 72, 1, 0, 0, -201600, -2800]]</text:p>
      <text:p text:style-name="P2"/>
      <text:p text:style-name="P2">Projection matrix is:</text:p>
      <text:p text:style-name="P2">[[ -3.74192548e-03 <text:s/>-7.09352321e-04 <text:s/>-2.08639185e-03 <text:s text:c="2"/>9.11534249e-01]</text:p>
      <text:p text:style-name="P2"><text:s/>[ -1.19471698e-04 <text:s/>-4.38859509e-03 <text:s text:c="2"/>6.67848748e-04 <text:s text:c="2"/>4.11177210e-01]</text:p>
      <text:p text:style-name="P2"><text:s/>[ <text:s/>1.03536464e-07 <text:s/>-2.21616919e-07 <text:s/>-3.72293950e-07 <text:s text:c="2"/>1.90809706e-04]]</text:p>
      <text:p text:style-name="P2">camera intrinsic parameters are:</text:p>
      <text:p text:style-name="P2">[[ -4.16539126e-03 <text:s text:c="2"/>4.99336916e-05 <text:s text:c="2"/>1.22688234e-03]</text:p>
      <text:p text:style-name="P2"><text:s/>[ <text:s/>0.00000000e+00 <text:s text:c="2"/>4.14347407e-03 <text:s text:c="2"/>1.59739944e-03]</text:p>
      <text:p text:style-name="P2"><text:s/>[ -0.00000000e+00 <text:s text:c="2"/>0.00000000e+00 <text:s text:c="2"/>4.45462281e-07]]</text:p>
      <text:p text:style-name="P2"></text:p>
      <text:p text:style-name="P2">camera extrinsic parameters are:</text:p>
      <text:p text:style-name="P2">[[ 0.96537612 <text:s/>0.01336473 <text:s/>0.26051935]</text:p>
      <text:p text:style-name="P2"><text:s/>[-0.11843851 -0.86736175 <text:s/>0.48337969]</text:p>
      <text:p text:style-name="P2"><text:s/>[ 0.23242476 -0.49749873 -0.83574742]]</text:p>
      <text:p text:style-name="P2">Image points calculated using this camera matrix:</text:p>
      <text:p text:style-name="P2">World point: [144, 0, 144]</text:p>
      <text:p text:style-name="P2">Actual Image point: [475, 3222]</text:p>
      <text:p text:style-name="P2">Calculated point: [475.03257863145433, 3222.3254744639958]</text:p>
      <text:p text:style-name="P2"></text:p>
      <text:p text:style-name="P2">World point: [36, 0, 36]</text:p>
      <text:p text:style-name="P2">Actual Image point: [3874, 2379]</text:p>
      <text:p text:style-name="P2">Calculated point: [3874.0001105728634, 2378.999782087476]</text:p>
      <text:p text:style-name="P2"></text:p>
      <text:p text:style-name="P2">World point: [36, 72, 0]</text:p>
      <text:p text:style-name="P2">Actual Image point: [4064, 509]</text:p>
      <text:p text:style-name="P2">Calculated point: [4064.0000331347605, 508.99919994606785]</text:p>
      <text:p text:style-name="P2"><text:soft-page-break/></text:p>
      <text:p text:style-name="P2">World point: [72, 72, 0]</text:p>
      <text:p text:style-name="P2">Actual Image point: [3242, 475]</text:p>
      <text:p text:style-name="P2">Calculated point: [3241.9999676195521, 475.00078370434977]</text:p>
      <text:p text:style-name="P2"></text:p>
      <text:p text:style-name="P2">World point: [72, 0, 108]</text:p>
      <text:p text:style-name="P2">Actual Image point: [2637, 3004]</text:p>
      <text:p text:style-name="P2">Calculated point: [2636.9372499893252, 3003.3732202137849]</text:p>
      <text:p text:style-name="P2"></text:p>
      <text:p text:style-name="P2">World point: [0, 0, 72]</text:p>
      <text:p text:style-name="P2">Actual Image point: [4642, 2800]</text:p>
      <text:p text:style-name="P2">Calculated point: [4642.0302193340867, 2800.3024597701519]</text:p>
      <text:p text:style-name="P2"/>
      <text:p text:style-name="P2">wireframe for the same:</text:p>
      <text:p text:style-name="P2"/>
      <text:p text:style-name="P2"></text:p>
      <text:p text:style-name="P2"/>
      <text:p text:style-name="P2"/>
      <text:p text:style-name="P2"/>
      <text:p text:style-name="P2">ransac:</text:p>
      <text:p text:style-name="P2"/>
      <text:p text:style-name="P2">noted image coordinates for 20 points. Then followed following steps to calibrated:</text:p>
      <text:p text:style-name="P2">1. Randomly select 6 points out of 20.</text:p>
      <text:p text:style-name="P2">2. Find P matrix using above selected points using DLT.</text:p>
      <text:p text:style-name="P2">3. Using this P matrix, Find out image coordinates (xi, yi) for all the 20 points.</text:p>
      <text:p text:style-name="P2">4. Calculate the error in terms of Euclidean distance from calculated values to</text:p>
      <text:p text:style-name="P2">actual values.</text:p>
      <text:p text:style-name="P2">5. If this error is lesser than previously recorded error till now then select this P</text:p>
      <text:p text:style-name="P2">matrix as the final result.</text:p>
      <text:p text:style-name="P3">6. Repeat above 5 steps untill we reach threshold.</text:p>
      <text:p text:style-name="P3"/>
      <text:p text:style-name="P4">Points chosen:</text:p>
      <text:p text:style-name="P4">x = [[4731, 2453], [4873,1407], [4914, 564], [4010, 2073], [4826, 2141], [4642, 2800], [3874, 2379], [3038,2304], [4037, 1325], [4064,509], [3242, 475], [2440,1216], [3731,2712],[1155,2460], [2637,3004], [836,2807], [475,3222], [897,333]]</text:p>
      <text:p text:style-name="P4">X = [[0, 0, 36], [0,36,0], [0,72,0], [36,0,0], [0,0,0], [0,0,72], [36,0, 36], [72,0,36], [36,36,0], [36,72,0], [72,72,0],[108,36,0], [36,0,72], [140,0,72],[72,0,108],[144,0,108], [144,0,144], [180,72,0]]</text:p>
      <text:p text:style-name="P4"/>
      <text:p text:style-name="P4">threshold taken: 1</text:p>
      <text:p text:style-name="P4"/>
      <text:p text:style-name="P4"><text:soft-page-break/>Projection matrix is:</text:p>
      <text:p text:style-name="P4">[[ <text:s/>3.96173182e-03 <text:s text:c="2"/>3.11538970e-04 <text:s text:c="2"/>1.86238666e-03 <text:s/>-9.13153168e-01]</text:p>
      <text:p text:style-name="P4"><text:s/>[ <text:s/>1.87708116e-04 <text:s text:c="2"/>4.24084506e-03 <text:s/>-8.65777998e-04 <text:s/>-4.07569902e-01]</text:p>
      <text:p text:style-name="P4"><text:s/>[ -7.63671423e-08 <text:s text:c="2"/>1.19359844e-07 <text:s text:c="2"/>3.05929301e-07 <text:s/>-1.89856060e-04]]</text:p>
      <text:p text:style-name="P4">camera intrinsic parameters are:</text:p>
      <text:p text:style-name="P4">[[ <text:s/>4.29469467e-03 <text:s text:c="2"/>3.63134684e-05 <text:s/>-9.02850295e-04]</text:p>
      <text:p text:style-name="P4"><text:s/>[ <text:s/>0.00000000e+00 <text:s/>-4.27975669e-03 <text:s/>-6.73242439e-04]</text:p>
      <text:p text:style-name="P4"><text:s/>[ -0.00000000e+00 <text:s text:c="2"/>0.00000000e+00 <text:s/>-3.37151969e-07]]</text:p>
      <text:p text:style-name="P4"></text:p>
      <text:p text:style-name="P4">camera extrinsic parameters are:</text:p>
      <text:p text:style-name="P4">[[ 0.9707605 <text:s text:c="2"/>0.00602357 <text:s/>0.23997451]</text:p>
      <text:p text:style-name="P4"><text:s/>[-0.07949096 -0.93521699 <text:s/>0.34503677]</text:p>
      <text:p text:style-name="P4"><text:s/>[ 0.22650659 -0.35402387 -0.9073929 ]]</text:p>
      <text:p text:style-name="P4">Image points calculated using this camera matrix:</text:p>
      <text:p text:style-name="P4">World point: [0, 0, 36]</text:p>
      <text:p text:style-name="P4">Actual Image point: [4731, 2453]</text:p>
      <text:p text:style-name="P4">Calculated point: [4731.0161099567049, 2453.2068787532053]</text:p>
      <text:p text:style-name="P4"></text:p>
      <text:p text:style-name="P4">World point: [0, 36, 0]</text:p>
      <text:p text:style-name="P4">Actual Image point: [4873, 1407]</text:p>
      <text:p text:style-name="P4">Calculated point: [4860.6494406681559, 1373.6834889940335]</text:p>
      <text:p text:style-name="P4"></text:p>
      <text:p text:style-name="P4">World point: [0, 72, 0]</text:p>
      <text:p text:style-name="P4">Actual Image point: [4914, 564]</text:p>
      <text:p text:style-name="P4">Calculated point: [4914.0008208499439, 563.98457793124385]</text:p>
      <text:p text:style-name="P4"></text:p>
      <text:p text:style-name="P4">World point: [36, 0, 0]</text:p>
      <text:p text:style-name="P4">Actual Image point: [4010, 2073]</text:p>
      <text:p text:style-name="P4">Calculated point: [4000.5696213734891, 2081.0042966664346]</text:p>
      <text:p text:style-name="P4"></text:p>
      <text:p text:style-name="P4">World point: [0, 0, 0]</text:p>
      <text:p text:style-name="P4">Actual Image point: [4826, 2141]</text:p>
      <text:p text:style-name="P4">Calculated point: [4809.7130315564327, 2146.7310624716138]</text:p>
      <text:p text:style-name="P4"></text:p>
      <text:p text:style-name="P4">World point: [0, 0, 72]</text:p>
      <text:p text:style-name="P4">Actual Image point: [4642, 2800]</text:p>
      <text:p text:style-name="P4">Calculated point: [4641.9905298563581, 2799.9064290859433]</text:p>
      <text:p text:style-name="P4"/>
      <text:p text:style-name="P4">wireframe is:</text:p>
      <text:p text:style-name="P4"/>
      <text:p text:style-name="P4"/>
      <text:p text:style-name="P4"/>
      <text:p text:style-name="P4"/>
      <text:p text:style-name="P4"><text:soft-page-break/>Zhang's method to calibrate mobile phone camera</text:p>
      <text:p text:style-name="P5">Captured following planar images of checker board and gave as input to opencv implementation of zhang’s calibration method</text:p>
      <text:p text:style-name="P5"/>
      <text:p text:style-name="P5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20:40:50.232806949</meta:creation-date>
    <dc:date>2016-02-03T20:53:13.897182934</dc:date>
    <meta:editing-duration>PT5M5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4" meta:paragraph-count="99" meta:word-count="625" meta:character-count="4709" meta:non-whitespace-character-count="4013"/>
  </office:meta>
</office:document-meta>
</file>